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A5CAEF7A9F55D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="none" draw:textarea-horizontal-align="justify" draw:textarea-vertical-align="middle" draw:auto-grow-height="false" fo:min-height="11.95cm" fo:min-width="24.5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mono" draw:luminance="0%" draw:contrast="0%" draw:gamma="100%" draw:red="70%" draw:green="60%" draw:blue="1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color="#b2b2b2" svg:stroke-opacity="100%" draw:fill="none" draw:textarea-horizontal-align="justify" draw:textarea-vertical-align="middle" draw:auto-grow-height="false" fo:min-height="2.15cm" fo:min-width="15.9cm"/>
    </style:style>
    <style:style style:name="gr4" style:family="graphic" style:parent-style-name="standard">
      <style:graphic-properties draw:stroke="dash" draw:stroke-dash="Fine_20_Dashed" svg:stroke-color="#b2b2b2" svg:stroke-opacity="100%" draw:fill="none" draw:textarea-horizontal-align="justify" draw:textarea-vertical-align="middle" draw:auto-grow-height="false" fo:min-height="2.15cm" fo:min-width="22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Arial" fo:font-size="72pt"/>
    </style:style>
    <style:style style:name="P4" style:family="paragraph">
      <loext:graphic-properties draw:fill="none"/>
      <style:paragraph-properties fo:text-align="start"/>
      <style:text-properties style:font-name="Arial" fo:font-size="72pt"/>
    </style:style>
    <style:style style:name="T1" style:family="text">
      <style:text-properties fo:color="#e8a202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cm" svg:height="12.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8cm" svg:x="18cm" svg:y="5.2cm">
          <draw:image xlink:href="Pictures/10000201000003E8000003E8A5CAEF7A9F55DEA4.png" xlink:type="simple" xlink:show="embed" xlink:actuate="onLoad" loext:mime-type="image/png">
            <text:p/>
          </draw:image>
        </draw:frame>
        <draw:custom-shape draw:style-name="gr3" draw:text-style-name="P4" draw:layer="layout" svg:width="16.4cm" svg:height="2.4cm" svg:x="1.8cm" svg:y="10.8cm">
          <text:p text:style-name="P3">HH:MM: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4cm" svg:height="2.4cm" svg:x="1.8cm" svg:y="3.4cm">
          <text:p text:style-name="P3">Status : ok/<text:span text:style-name="T1">er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3.4cm" svg:height="2.4cm" svg:x="1.8cm" svg:y="1cm">
          <text:p text:style-name="P3">Availible sats : ##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4cm" svg:height="2.4cm" svg:x="1.8cm" svg:y="8.4cm">
          <text:p text:style-name="P3">YYYY:MM: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4cm" svg:height="2.4cm" svg:x="1.8cm" svg:y="5.8cm">
          <text:p text:style-name="P3">Src. : <text:span text:style-name="T2">sat/</text:span><text:span text:style-name="T1">aut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0:56:07.890193049</meta:creation-date>
    <dc:date>2020-09-07T11:24:32.397809515</dc:date>
    <meta:editing-duration>PT6M12S</meta:editing-duration>
    <meta:editing-cycles>2</meta:editing-cycles>
    <meta:generator>LibreOffice/6.1.5.2$Linux_X86_64 LibreOffice_project/10$Build-2</meta:generator>
    <meta:document-statistic meta:object-count="7"/>
  </office:meta>
</office:document-meta>
</file>